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P10" style:parent-style-name="Textbody" style:family="paragraph"/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3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3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4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4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4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4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4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>GSOF-ArduBridge</text:p>
      <text:h text:style-name="Heading3" text:outline-level="3">Arduino firmware installation:</text:h>
      <text:p text:style-name="Textbody">The Arduino programming is done via the xloader application with a compiled version of the ArduBridgeFW firmware.</text:p>
      <text:list text:style-name="LFO1" text:continue-numbering="true">
        <text:list-item>
          <text:p text:style-name="P2">Open the xloader application</text:p>
        </text:list-item>
        <text:list-item>
          <text:p text:style-name="P3">Select the COM port that the<text:s/>ArduinoUno R3 is connected to.</text:p>
        </text:list-item>
        <text:list-item>
          <text:p text:style-name="P4">Select the<text:s/><text:span text:style-name="T5">FW<text:s/></text:span>Hex file<text:s/><text:span text:style-name="T6">you with to program (e.g.,<text:s/></text:span>"<text:span text:style-name="T7">IO_</text:span>Bridge_V1<text:span text:style-name="T8">3</text:span>.hex"<text:span text:style-name="T9">).</text:span></text:p>
        </text:list-item>
        <text:list-item>
          <text:p text:style-name="P10">Press the "Upload" button and wait for the programming operation to finish (few seconds)</text:p>
        </text:list-item>
      </text:list>
      <text:h text:style-name="Heading3" text:outline-level="3">Verify using RealTerm (Without Python):</text:h>
      <text:p text:style-name="Textbody">Configure the port to 230400bps, 8bit, 1stop, no-parity and open it.</text:p>
      <text:p text:style-name="Textbody">Send the value (0x1b)</text:p>
      <text:p text:style-name="Textbody">Send the charecter '?' (0x3f)</text:p>
      <text:p text:style-name="Textbody">The Arduino should reply with a message in the form of "GSOF Arduino Bridge 1.<text:span text:style-name="T11">3</text:span>"</text:p>
      <text:h text:style-name="Heading3" text:outline-level="3">Verify using Python:</text:h>
      <text:p text:style-name="Textbody">Follow the installation guide for the GSOF_ArduBridge python module.</text:p>
      <text:h text:style-name="Heading3" text:outline-level="3">Few of the API specifications:</text:h>
      <text:p text:style-name="Textbody"><text:span text:style-name="T12">The<text:s/></text:span><text:span text:style-name="T13">below</text:span><text:span text:style-name="T14"><text:s/>command are supported by the ArduBridge firmware:</text:span><text:line-break/>Set a digital-pin direction:<text:s/><text:span text:style-name="T15">&lt;'D'&gt;,&lt;pin#&gt;,&lt;val (0-Output, 1-Input&gt;</text:span><text:line-break/>Set a digital-pin state:<text:s/><text:span text:style-name="T16">&lt;'O'&gt;,&lt;pin#&gt;,&lt;val (0/1)&gt;</text:span><text:line-break/>Read the state of a digital-pin:<text:s/><text:span text:style-name="T17">&lt;'I'&gt;,&lt;pin#&gt;,&lt;val&gt;</text:span><text:line-break/>Set an analog-pin value:<text:s/><text:span text:style-name="T18">&lt;'P'&gt;,&lt;pin#&gt;,&lt;val&gt;</text:span><text:line-break/>Read an analog-pin value:<text:s/><text:span text:style-name="T19">&lt;'A'&gt;,&lt;pin#&gt;,&lt;val&gt;<text:s/></text:span><text:line-break/>Read<text:span text:style-name="T20">/Write</text:span><text:s/>from an<text:s/><text:span text:style-name="T21">SPI</text:span><text:s/>device:<text:s/><text:span text:style-name="T22">&lt;'</text:span><text:span text:style-name="T23">3</text:span><text:span text:style-name="T24">'&gt;,</text:span><text:span text:style-name="T25">&lt;DAT1&gt;</text:span><text:span text:style-name="T26">,</text:span><text:span text:style-name="T27">&lt;DAT2&gt;…</text:span><text:span text:style-name="T28">,</text:span><text:span text:style-name="T29">&lt;DATn&gt;</text:span><text:span text:style-name="T30">,</text:span><text:span text:style-name="T31">&lt;RST&gt;</text:span><text:line-break/>Write to I2C device:<text:s/><text:span text:style-name="T32">&lt;'2'&gt;,&lt;'A'&gt;,&lt;DEV#&gt;,&lt;'L'&gt;,&lt;n+1&gt;,&lt;REG#&gt;,&lt;DAT1&gt;, &lt;DAT2&gt;...&lt;DATn&gt;</text:span><text:line-break/>Read from an I2C device:<text:s/><text:span text:style-name="T33">&lt;'2'&gt;,&lt;'A</text:span><text:span text:style-name="T34">'&gt;,&lt;DEV#&gt;,&lt;'L'&gt;,&lt;1&gt;,&lt;'w'&gt;,&lt;REG#&gt;, &lt;'2'&gt;,&lt;n&gt;,&lt;'R'&gt;</text:span><text:line-break/><text:span text:style-name="T35">note:'2' I2C packet header</text:span><text:span text:style-name="T36"><text:line-break/></text:span><text:span text:style-name="T37"><text:s text:c="5"/>'w' write-restart</text:span><text:span text:style-name="T38"><text:line-break/></text:span><text:span text:style-name="T39"><text:s text:c="5"/>'R' read</text:span><text:span text:style-name="T40"><text:line-break/></text:span><text:span text:style-name="T41"><text:s text:c="5"/>'A' device-address</text:span><text:span text:style-name="T42"><text:line-break/></text:span><text:span text:style-name="T43"><text:s text:c="5"/>'L' data<text:s/></text:span><text:span text:style-name="T44">length</text:span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NumberingSymbols" style:display-name="Numbering Symbols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By: Guy Soffer<text:tab/><text:page-number text:fixed="false">1</text:page-number>/<text:page-count>1</text:page-count><text:tab/>05/08/18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y</dc:creator>
    <meta:creation-date>2009-04-16T11:32:00Z</meta:creation-date>
    <dc:date>2021-03-15T19:10:00Z</dc:date>
    <meta:template xlink:href="Normal.dotm" xlink:type="simple"/>
    <meta:editing-cycles>17</meta:editing-cycles>
    <meta:editing-duration>PT5022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214" meta:character-count="1433" meta:row-count="10" meta:non-whitespace-character-count="1221"/>
  </office:meta>
</office:document-meta>
</file>